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6cm"/>
    </style:style>
    <style:style style:name="co2" style:family="table-column">
      <style:table-column-properties fo:break-before="auto" style:column-width="4.944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1.7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309cm"/>
    </style:style>
    <style:style style:name="co8" style:family="table-column">
      <style:table-column-properties fo:break-before="auto" style:column-width="5.666cm"/>
    </style:style>
    <style:style style:name="co9" style:family="table-column">
      <style:table-column-properties fo:break-before="auto" style:column-width="3.58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- polygons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Formen - Polygone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1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Formen 1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2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Formen 2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nimals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Tiere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ars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Autos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gs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Insekten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Other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Cisco - Andere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Media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Cisco - Medien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Products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Cisco - Produkte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usual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Domino - normal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numbered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Domino - nummeriert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1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Elektronik - Teil 1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2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Elektronik - Teil 2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3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Elektronik - Teil 3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4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Elektronik - Teil 4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circuit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Elektronik - Schaltkreise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signs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Elektronik - Symbole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gauges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Elektronik - Pegel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eople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Leute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overlay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Architektur - Überleger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furnitures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Architektur - Möbel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uildings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Architektur - Gebäude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athroom, kitchen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Architektur - Badezimmer, Küche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kitchen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Architektur - Küche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windows, doors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Architektur - Fenster, Türen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Flußdiagramme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 2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Flußdiagramme 2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auna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Fotos - Tiere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Buildings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Fotos - Gebäude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Plants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Fotos - Pflanzen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tatues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Fotos - Statuen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Landscapes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Fotos - Landschaften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ities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Fotos - Städte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lowers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Fotos - Blumen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Therapeutics - general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Medizin - Allgemein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Weather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Wetter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Vehicles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Fahrzeuge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Symbole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lue Man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Blaue Figuren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hemistry - Amino acids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Chemie - Aminosäuren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signs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Logische Symbole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gates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Logische Gatter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os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Logos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milies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Smilies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rows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Pfeile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1 clock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Uhr - 01 Uhr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2 clock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Uhr - 02 Uhr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3 clock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Uhr - 03 Uhr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4 clock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Uhr - 04 Uhr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5 clock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Uhr - 05 Uhr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6 clock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Uhr - 06 Uhr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7 clock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Uhr - 07 Uhr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8 clock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Uhr - 08 Uhr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9 clock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Uhr - 09 Uhr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0 clock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Uhr - 10 Uhr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1 clock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Uhr - 11 Uhr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2 clock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Uhr - 12 Uhr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neumatic - parts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Pneumatik - Teile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general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Computer - Allgemein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Computer - Netzwerk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 devices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Computer - Netzwerkgeräte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WIFI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Computer - WIFI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Numbers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Zahlen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 - danger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Gefahrenzeichen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bjects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Objekte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frica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Karten - Afrika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United States of America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Karten - USA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ustralia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Karten - Australien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sia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Karten - Asien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outh America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Karten - Südamerika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Karten - Europa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 1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Karten - Europa 1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Karten - Frankreich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 - countries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Karten - Frankreich - Regionen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gns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Karten - Symbole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anada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Karten - Kanada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ontinents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Karten - Kontinente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East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Karten - Mittlerer Osten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merica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Karten - Mittelamerika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ges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Karten - Mittelalter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exico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Karten - Mexiko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ncient times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Karten - Antike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mbols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Karten - Sinnbilder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history - 1900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Karten - Geschichte - 1900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World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Karten - Welt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rops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Obst und Gemüse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ractions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Torten- und Balkendiagramme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ags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Flaggen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instruments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Musik - Instrumente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sheet music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Musik - Noten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pecial Pictogramms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Spezielle Piktogramme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elebration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Fotos - Feier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oods and Drinks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Fotos - Essen und Getränke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Humans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Fotos - Menschen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Objects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Fotos - Objekte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pace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Fotos - Weltraum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Travel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Fotos - Reisen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penOffice.org logos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OpenOffice.org Logos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I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Religion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I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Religion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ildings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Gebäude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Homepage 2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Homepage 2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llets 2</text:p>
          </table:table-cell>
          <table:table-cell table:number-columns-repeated="3"/>
          <table:table-cell office:value-type="string">
            <text:p>07/06/2006 12:12:00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Bullets 2</text:p>
          </table:table-cell>
          <table:table-cell table:number-columns-repeated="3"/>
          <table:table-cell office:value-type="string">
            <text:p>07/06/2006 12:12: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hu" fo:country="HU" style:font-name-asian="Andale Sans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08">2007.10.08</text:date>, <text:time>07:26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Oo-dev/2.3$Win32 OpenOffice.org_project/680m2$Build-9207</meta:generator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1872"/>
  </office:meta>
</office:document-meta>
</file>